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Courier 10 Pitch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perception of bottleneck in running</text:p>
                <text:p><text:span text:style-name="T3">$ git apply-mb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4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5">process documentation:</text:span><text:span text:style-name="T4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3">git merge -X ours</text:span> for backmerges</text:p>
              </text:list-item>
              <text:list-item>
                <text:p>handled using Fixes: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xt (well, at KS)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updating <text:span text:style-name="T3">MAINTAINERS</text:span></text:p>
              </text:list-item>
              <text:list-item>
                <text:p>tree-wide refactorings vs. bugfix flow</text:p>
              </text:list-item>
              <text:list-item>
                <text:p>more maintainer teams like th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16H19M24S</meta:editing-duration>
    <meta:editing-cycles>60</meta:editing-cycles>
    <meta:generator>LibreOffice/5.2.0.4$Linux_X86_64 LibreOffice_project/20m0$Build-4</meta:generator>
    <dc:date>2016-09-26T17:23:26.694169459</dc:date>
    <meta:document-statistic meta:object-count="77"/>
  </office:meta>
</office:document-meta>
</file>